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ListParagraph" style:family="paragraph"/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</office:automatic-styles>
  <office:body>
    <office:text text:use-soft-page-breaks="true">
      <text:h text:style-name="P1" text:outline-level="1">Riverside JS</text:h>
      <text:p text:style-name="P2">April 2015, Challenge</text:p>
      <text:p text:style-name="Normal">Our April<text:s/>Workshop will be held Monday,<text:s/>April 6, at 7:00 pm, at the Riverside I/O Workspace, 3976 Market St, Riverside, CA<text:s/>– many thanks to the Riverside I/O for their generosity and commitment to building the tech community in the Inland Empire.<text:s/></text:p>
      <text:p text:style-name="Normal">April’s challenge is going to bring something new to the workshop, something both useful and fun. <text:s/>We’re going to do a mini<text:s/>code<text:s/>sprint. <text:s/>Did someone just shout, “Awesome!”<text:s/>–<text:s/>hmm, maybe<text:s/>my imagination? <text:s/>Anyway, for those not familiar with the<text:s/>development sprint process, Wikipedia offers<text:s/><text:a xlink:href="http://en.wikipedia.org/wiki/Sprint_%28software_development%29" office:target-frame-name="_top" xlink:show="replace"><text:span text:style-name="Hyperlink">this definition</text:span></text:a>.<text:s text:c="2"/></text:p>
      <text:p text:style-name="Normal">In April’s<text:s/>workshop<text:s/>we will<text:s/>walk through<text:s/>a simple workflow for JavaScript development, focusing on<text:s/>these<text:s/>these<text:s/>key phases:<text:s/></text:p>
      <text:list text:style-name="LFO1" text:continue-numbering="true">
        <text:list-item>
          <text:p text:style-name="P3">Problem analysis</text:p>
        </text:list-item>
        <text:list-item>
          <text:p text:style-name="P4">Solution modeling</text:p>
        </text:list-item>
        <text:list-item>
          <text:p text:style-name="P5">Code blocking and pseudo-pseudo-coding</text:p>
        </text:list-item>
        <text:list-item>
          <text:p text:style-name="P6">Code development</text:p>
        </text:list-item>
        <text:list-item>
          <text:p text:style-name="P7">Testing</text:p>
        </text:list-item>
      </text:list>
      <text:p text:style-name="Normal">If you are new to JavaScript, dread not. <text:s/>We will be working in teams of two, pairing more-experienced developers with less-experienced developers. <text:s/>Each stage will be addressed individually. <text:s/>To provide focus we will be solving<text:s/>a<text:s/>real, albeit simple,<text:s/>coding problem<text:s/>which<text:s/>will<text:s/>be revealed<text:s/>on the night of<text:s/>the workshop.<text:s text:c="2"/>By the end of the evening everyone<text:s/>should<text:s/>have<text:s/>a well defined process for tackling problems that would otherwise seem insurmountable. <text:s/>Here’s what you’ll need<text:s/>for the workshop.</text:p>
      <text:list text:style-name="LFO2" text:continue-numbering="true">
        <text:list-item>
          <text:p text:style-name="P8">If you haven’t already done so,<text:span text:style-name="T9"><text:s/>install</text:span><text:span text:style-name="T10"><text:s/></text:span><text:span text:style-name="T11">a<text:s/></text:span><text:span text:style-name="T12">development environment</text:span><text:s/>on your laptop that includes a web server. <text:s/>I really like<text:s/><text:a xlink:href="https://www.apachefriends.org/index.html" office:target-frame-name="_top" xlink:show="replace"><text:span text:style-name="Hyperlink">XAMPP</text:span></text:a>, but there are others that function just as well.</text:p>
        </text:list-item>
        <text:list-item>
          <text:p text:style-name="P13"><text:s/>You will need to<text:s/><text:span text:style-name="T14">be connected to our</text:span><text:s/><text:span text:style-name="T15">Google Drive</text:span><text:s/>to access and share files required for the sprint. <text:s/>Contact me if you need access.</text:p>
        </text:list-item>
        <text:list-item>
          <text:p text:style-name="P16">We will be doing some<text:s/><text:span text:style-name="T17">flowcharting</text:span>,<text:s/>so please<text:s/>review<text:s/><text:a xlink:href="http://en.wikipedia.org/wiki/Flowchart" office:target-frame-name="_top" xlink:show="replace"><text:span text:style-name="Hyperlink">the process</text:span></text:a><text:s/>if necessary. <text:s/>I have prepared a sheet with common flowchart symbols here.</text:p>
        </text:list-item>
        <text:list-item>
          <text:p text:style-name="P18"><text:span text:style-name="T19">Bring pencil and paper</text:span>. <text:s/>There are a lot of software tools that will help you create really nice flowcharts<text:s/>and other diagrams, but I find that<text:s/>a pencil and paper are<text:s/>essential to the creative process.</text:p>
        </text:list-item>
        <text:list-item>
          <text:p text:style-name="P20">Solving our group problem will require the<text:s/><text:span text:style-name="T21">use of</text:span><text:s/><text:span text:style-name="T22">functions, literal objects, constructor functions and the Local Storage API</text:span>. <text:s/>Do your best to familiarize yourself with these concepts. <text:s/>Again, we will be working in two-person teams, so if you’re new to the language, don’t panic. <text:s/>The real task is to understand the process.</text:p>
        </text:list-item>
      </text:list>
      <text:soft-page-break/>
      <text:p text:style-name="Normal">If you would like to attend, please RSVP though meetup.com. <text:s/>Also, for<text:s/>questions or comments, please contact me at<text:s/><text:a xlink:href="mailto:riverside.jsw@gmail.com" office:target-frame-name="_top" xlink:show="replace"><text:span text:style-name="Hyperlink">riverside.jsw@gmail.com</text:span></text:a>.<text:s text:c="2"/>I look forward to see you there. <text:s/>it should be a great experience.</text:p>
      <text:p text:style-name="Normal">Good Coding,</text:p>
      <text:p text:style-name="Normal">Sean Olson</text:p>
      <text:p text:style-name="Normal"/>
      <text:h text:style-name="Heading2" text:outline-level="2">Resources for learning JavaScript</text:h>
      <text:p text:style-name="Normal">For those working on JavaScript fundamentals, I strongly recommend these resources;</text:p>
      <text:list text:style-name="LFO3" text:continue-numbering="true">
        <text:list-item>
          <text:p text:style-name="P23"><text:a xlink:href="http://www.amazon.com/Head-First-JavaScript-Programming-Freeman/dp/144934013X/ref=sr_1_1?ie=UTF8&amp;qid=1426441777&amp;sr=8-1&amp;keywords" office:target-frame-name="_top" xlink:show="replace"><text:span text:style-name="Hyperlink">Head First JavaScript Programming</text:span></text:a>, published by O’Reilly Media.</text:p>
        </text:list-item>
        <text:list-item>
          <text:p text:style-name="P24"><text:a xlink:href="http://riversidejs.net/challenge.php" office:target-frame-name="_top" xlink:show="replace"><text:span text:style-name="Hyperlink">Riverside JS Skills Ladder</text:span></text:a><text:s/>(in process)</text:p>
        </text:list-item>
        <text:list-item>
          <text:p text:style-name="P25">Code Academy’s free<text:s/><text:a xlink:href="http://www.codecademy.com/en/tracks/javascript" office:target-frame-name="_top" xlink:show="replace"><text:span text:style-name="Hyperlink">JavaScript course</text:span></text:a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3-15T16:11:00Z</meta:creation-date>
    <dc:date>2015-03-15T19:06:00Z</dc:date>
    <meta:template xlink:href="Normal.dotm" xlink:type="simple"/>
    <meta:editing-cycles>24</meta:editing-cycles>
    <meta:editing-duration>PT9240S</meta:editing-duration>
    <meta:document-statistic meta:page-count="2" meta:paragraph-count="6" meta:word-count="495" meta:character-count="3316" meta:row-count="23" meta:non-whitespace-character-count="2827"/>
  </office:meta>
</office:document-meta>
</file>